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3000000B52CE13B31D8AC6D96.png" manifest:media-type="image/png"/>
  <manifest:file-entry manifest:full-path="Pictures/1000000100000377000000ADA960EAEEAD539D82.png" manifest:media-type="image/png"/>
  <manifest:file-entry manifest:full-path="Pictures/10000001000003C8000001D5B5BA4F04B7CBCB81.png" manifest:media-type="image/png"/>
  <manifest:file-entry manifest:full-path="Pictures/10000001000004700000016E72E27179C6E0CD18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3DA000001CE26EB3132F09B043C.png" manifest:media-type="image/png"/>
  <manifest:file-entry manifest:full-path="Pictures/10000001000003CB00000235B699C9C4669D3DC3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Module 2 : Git Assign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3" draw:layer="layout" svg:width="25.199cm" svg:height="14.5cm" svg:x="1.5cm" svg:y="1cm" presentation:class="graphic" presentation:user-transformed="true">
          <draw:image xlink:href="Pictures/10000001000004700000016E72E27179C6E0CD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draw:style-name="gr2" draw:text-style-name="P3" draw:layer="layout" svg:width="27.926cm" svg:height="15.667cm" svg:x="0.074cm" svg:y="0cm">
          <draw:image xlink:href="Pictures/10000001000003CB00000235B699C9C4669D3D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gr2" draw:text-style-name="P3" draw:layer="layout" svg:width="28.059cm" svg:height="15.5cm" svg:x="0cm" svg:y="0.25cm">
          <draw:image xlink:href="Pictures/10000001000003DA000001CE26EB3132F09B04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2" draw:text-style-name="P3" draw:layer="layout" svg:width="27.947cm" svg:height="15.75cm" draw:transform="skewX (0.00331612557878923) translate (0.053cm 0cm)">
          <draw:image xlink:href="Pictures/10000001000003C8000001D5B5BA4F04B7CBCB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draw:style-name="gr2" draw:text-style-name="P3" draw:layer="layout" svg:width="28cm" svg:height="7.5cm" svg:x="0cm" svg:y="0cm">
          <draw:image xlink:href="Pictures/1000000100000377000000ADA960EAEEAD539D82.png" xlink:type="simple" xlink:show="embed" xlink:actuate="onLoad" draw:mime-type="image/png">
            <text:p/>
          </draw:image>
        </draw:frame>
        <draw:frame draw:style-name="gr2" draw:text-style-name="P3" draw:layer="layout" svg:width="28cm" svg:height="7.788cm" svg:x="0cm" svg:y="7.712cm">
          <draw:image xlink:href="Pictures/1000000100000403000000B52CE13B31D8AC6D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draw:style-name="gr3" draw:text-style-name="P6" draw:layer="layout" svg:width="17.709cm" svg:height="3.663cm" svg:x="4cm" svg:y="3.5cm">
          <draw:text-box>
            <text:p text:style-name="P5"><text:span text:style-name="T1">Github – profile link</text:span></text:p>
            <text:p text:style-name="P5"><text:span text:style-name="T1">https://github.com/Avy37/DevOps_Practice_Repo.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4:06:55.668152856</meta:creation-date>
    <meta:editing-duration>PT11M35S</meta:editing-duration>
    <meta:editing-cycles>5</meta:editing-cycles>
    <meta:generator>LibreOffice/7.3.7.2$Linux_X86_64 LibreOffice_project/30$Build-2</meta:generator>
    <dc:title>Blueprint Plans</dc:title>
    <dc:date>2023-03-07T14:18:32.431990335</dc:date>
    <meta:document-statistic meta:object-count="76"/>
  </office:meta>
</office:document-meta>
</file>